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1" table:default-cell-style-name="ce3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9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I2];&quot;X&quot; )" office:value-type="float" office:value="17" calcext:value-type="float">
            <text:p>17</text:p>
          </table:table-cell>
          <table:table-cell table:number-columns-repeated="15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I3];&quot;X&quot; )" office:value-type="float" office:value="15" calcext:value-type="float">
            <text:p>15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I4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I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I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I7];&quot;X&quot; )"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I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I9];&quot;X&quot; )" office:value-type="float" office:value="17" calcext:value-type="float">
            <text:p>17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I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I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I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I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I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I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I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I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I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I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I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I21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I22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I23];&quot;X&quot; )" office:value-type="float" office:value="16" calcext:value-type="float">
            <text:p>16</text:p>
          </table:table-cell>
          <table:table-cell table:number-columns-repeated="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I2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I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I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I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I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I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I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I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I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I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I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I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I3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I37];&quot;X&quot; 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I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I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I4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I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I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I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I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I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I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I47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I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I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I50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I51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I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I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I5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I5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I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I57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I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I5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I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I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I62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I6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I6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I6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I6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I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I68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I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I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I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I72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I7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I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I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6:.AI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I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I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I79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I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I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I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I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I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I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I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I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I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I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I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I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I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I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I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I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I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I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I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I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I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I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I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I10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I10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I10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I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I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I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I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I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I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I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I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I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I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I116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I11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I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I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I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I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I122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I12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I12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I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I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I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I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I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I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I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I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I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I134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I13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I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I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I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I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I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I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I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I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I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I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I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I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I14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I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I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I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I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I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I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I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I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I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I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I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I16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I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I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I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I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I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I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I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I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I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I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I171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I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I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I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I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I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I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I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I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I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I18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I182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I183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I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I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I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I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I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I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I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I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I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I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I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I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I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I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I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I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I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I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I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I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I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I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I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I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I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I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I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I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I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I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I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I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I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I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I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I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I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I221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I222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I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I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I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I226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I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I228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I229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I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I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I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1:21:37.180021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06T16:21:59.610681435</dc:date>
    <meta:editing-duration>P1DT2H7M31S</meta:editing-duration>
    <meta:editing-cycles>52</meta:editing-cycles>
    <meta:document-statistic meta:table-count="2" meta:cell-count="1178" meta:object-count="0"/>
  </office:meta>
</office:document-meta>
</file>